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3.937cm" svg:x="0.762cm" svg:y="6.985cm">
          <text:p text:style-name="P1">Menu Expands as Expected</text:p>
          <text:p text:style-name="P1">For Desktop Vie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1.016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8.89cm" svg:y="0.254cm">
          <text:p text:style-name="P1">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21cm" svg:height="1.016cm" svg:x="0.254cm" svg:y="0.254cm">
          <text:p text:style-name="P1">Gnom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2.921cm" svg:x="0.254cm" svg:y="12.065cm">
          <text:p text:style-name="P1">Footer</text:p>
          <text:p text:style-name="P1"/>
          <text:p text:style-name="P1">(License) (About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4.191cm" svg:x="6.477cm" svg:y="1.27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9cm" svg:height="0.889cm" svg:x="6.477cm" svg:y="1.27cm">
          <text:p text:style-name="P2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0.889cm" svg:x="6.477cm" svg:y="2.159cm">
          <text:p text:style-name="P1">Timeshee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9cm" svg:height="0.889cm" svg:x="6.477cm" svg:y="3.048cm">
          <text:p text:style-name="P1"><text:span text:style-name="T2">Organiz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9cm" svg:height="0.889cm" svg:x="6.477cm" svg:y="3.937cm">
          <text:p text:style-name="P1"><text:span text:style-name="T2">Pending Job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0.889cm" svg:x="6.477cm" svg:y="4.826cm">
          <text:p text:style-name="P1">Sta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0.889cm" svg:x="6.477cm" svg:y="5.715cm">
          <text:p text:style-name="P1">Setting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20:00:48.761897147</meta:creation-date>
    <dc:date>2014-11-17T20:09:20.275239421</dc:date>
    <meta:editing-duration>PT1M29S</meta:editing-duration>
    <meta:editing-cycles>3</meta:editing-cycles>
    <meta:generator>LibreOffice/4.2.7.2$Linux_X86_64 LibreOffice_project/420$Build-2</meta:generator>
    <meta:document-statistic meta:object-count="12"/>
  </office:meta>
</office:document-meta>
</file>